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e1a1" officeooo:paragraph-rsid="0010e1a1"/>
    </style:style>
    <style:style style:name="P2" style:family="paragraph" style:parent-style-name="Standard">
      <style:text-properties fo:font-weight="bold" officeooo:rsid="0010e1a1" officeooo:paragraph-rsid="0010e1a1" style:font-weight-asian="bold" style:font-weight-complex="bold"/>
    </style:style>
    <style:style style:name="P3" style:family="paragraph" style:parent-style-name="Standard">
      <style:text-properties fo:font-weight="normal" officeooo:rsid="0010e1a1" officeooo:paragraph-rsid="0010e1a1" style:font-weight-asian="normal" style:font-weight-complex="normal"/>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ocasión pasada vimos como sumar polinomios en esta ocasión veremos como multiplicarlos, en realidad es bastante sencillo, cuando se multiplican monomios, es decir expresiones algebraicas de un solo termino, tenemos que aplicar la propiedad de asociativo y conmutatividad, que son axiomas, y la ley de los exponentes a<text:span text:style-name="T1">n</text:span><text:span text:style-name="T2">a</text:span><text:span text:style-name="T1">m</text:span><text:span text:style-name="T2">=a</text:span><text:span text:style-name="T1">n+m</text:span><text:span text:style-name="T2"> veamos algunos ejemplos. </text:span></text:p>
      <text:p text:style-name="P1"><text:span text:style-name="T2"/></text:p>
      <text:p text:style-name="P2"><text:span text:style-name="T2">ESCRIBIRÉ LOS EJEMPLOS A MANO. </text:span></text:p>
      <text:p text:style-name="P2"><text:span text:style-name="T2"/></text:p>
      <text:p text:style-name="P3"><text:span text:style-name="T2">Ahora para multiplicar polinomios, expresiones algebraicas de varios términos, se utilizan los mismos conceptos, no hay nada especial en ello, veamos algunos ejemplos. </text:span></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04:53.645000000</meta:creation-date>
    <dc:date>2019-04-18T12:12:10.620000000</dc:date>
    <meta:editing-duration>PT7M17S</meta:editing-duration>
    <meta:editing-cycles>1</meta:editing-cycles>
    <meta:document-statistic meta:table-count="0" meta:image-count="0" meta:object-count="0" meta:page-count="1" meta:paragraph-count="3" meta:word-count="80" meta:character-count="553" meta:non-whitespace-character-count="473"/>
    <meta:generator>LibreOffice/6.1.1.2$Windows_X86_64 LibreOffice_project/5d19a1bfa650b796764388cd8b33a5af1f5baa1b</meta:generator>
  </office:meta>
</office:document-meta>
</file>